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3.96pt"/>
    </style:style>
    <style:style style:name="co6" style:family="table-column">
      <style:table-column-properties fo:break-before="auto" style:column-width="39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chickwts_tes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ür 0</text:p>
          </table:table-cell>
          <table:table-cell office:value-type="string" calcext:value-type="string">
            <text:p>Pr 1/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36" calcext:value-type="float">
            <text:p>136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Futter</text:p>
          </table:table-cell>
          <table:table-cell office:value-type="string" calcext:value-type="string">
            <text:p>E(X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AVERAGE([.B1:.B10])" office:value-type="float" office:value="160.2" calcext:value-type="float">
            <text:p>16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0.2" calcext:value-type="float">
            <text:p>160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formula="of:=AVERAGE([.B11:.B22])" office:value-type="float" office:value="218.75" calcext:value-type="float">
            <text:p>218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8.7" calcext:value-type="float">
            <text:p>218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formula="of:=AVERAGE([.B23:.B36])" office:value-type="float" office:value="246.428571428571" calcext:value-type="float">
            <text:p>246.42857142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6.4" calcext:value-type="float">
            <text:p>246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formula="of:=AVERAGE([.B37:.B48])" office:value-type="float" office:value="328.916666666667" calcext:value-type="float">
            <text:p>328.91666666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8.9" calcext:value-type="float">
            <text:p>328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formula="of:=AVERAGE([.B49:.B59])" office:value-type="float" office:value="276.909090909091" calcext:value-type="float">
            <text:p>276.909090909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6.9" calcext:value-type="float">
            <text:p>276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formula="of:=AVERAGE([.B60:.B71])" office:value-type="float" office:value="323.583333333333" calcext:value-type="float">
            <text:p>323.583333333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3.6" calcext:value-type="float">
            <text:p>323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</text:p>
          </table:table-cell>
          <table:table-cell table:formula="of:=AVERAGE([.B1:.B71])" office:value-type="float" office:value="261.30985915493" calcext:value-type="float">
            <text:p>261.309859154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4" calcext:value-type="float">
            <text:p>40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3T20:23:01.510921214</dc:date>
    <meta:editing-duration>PT3H23M33S</meta:editing-duration>
    <meta:editing-cycles>1</meta:editing-cycles>
    <meta:document-statistic meta:table-count="1" meta:cell-count="253" meta:object-count="0"/>
    <meta:generator>LibreOffice/4.4.6.3$Linux_X86_64 LibreOffice_project/40m0$Build-3</meta:generator>
  </office:meta>
</office:document-meta>
</file>